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1.861cm"/>
    </style:style>
    <style:style style:name="P1" style:family="paragraph">
      <style:paragraph-properties fo:margin-left="0cm" fo:margin-right="0cm" fo:text-indent="0cm"/>
      <style:text-properties fo:hyphenate="false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/>
        <draw:frame draw:style-name="gr1" draw:text-style-name="P1" draw:layer="layout" svg:width="3.506cm" svg:height="2.387cm" svg:x="-0.522cm" svg:y="10.274cm">
          <draw:text-box>
            <text:p text:style-name="P1"><text:span text:style-name="T1">à karhozat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creation-date>2005-11-29T14:04:20</meta:creation-date>
    <dc:date>2005-12-08T14:04:55</dc:date>
    <dc:language>de-DE</dc:language>
    <meta:editing-cycles>3</meta:editing-cycles>
    <meta:editing-duration>PT2M23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